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EnvironmentFacade.getOutputStream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tarting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Redirec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resolveURI( String arg0 , String arg1 , Map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tryRes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Output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MutableEnvironmentFacade( EnvironmentWrapper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EnvironmentFacade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Delegate( EnvironmentWrapper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isResponse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release( org . apache . excalibur . source . Sourc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finishing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URI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changeContext( String uriprefix , String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redirect( boolean sessionmode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resolveURI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resolv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Context( String prefix , String uri , String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EnvironmentFacade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Roo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isInternal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commi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Content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